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5pt" fo:font-weight="bold" style:font-size-asian="13.1000003814697pt" style:font-weight-asian="bold" style:font-size-complex="15pt" style:font-weight-complex="bold"/>
    </style:style>
    <style:style style:name="P3" style:family="paragraph" style:parent-style-name="Preformatted_20_Text">
      <style:paragraph-properties fo:text-align="end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MEDIATE CODE GENERATION</text:p>
      <text:p text:style-name="P3">NADISH SHAJAHAN<text:tab/><text:tab/></text:p>
      <text:p text:style-name="P3">S7 CSE B<text:tab/><text:tab/> <text:s/></text:p>
      <text:p text:style-name="P3">21<text:tab/><text:tab/> <text:s/></text:p>
      <text:p text:style-name="Preformatted_20_Text"/>
      <text:p text:style-name="Standard">#include&lt;stdio.h&gt;</text:p>
      <text:p text:style-name="Standard">#include&lt;math.h&gt;</text:p>
      <text:p text:style-name="Standard">#include&lt;string.h&gt;</text:p>
      <text:p text:style-name="Standard"></text:p>
      <text:p text:style-name="Standard">char S[50],A1[50],A[50],B[50],o;</text:p>
      <text:p text:style-name="Standard">int top,max,n,num=0;</text:p>
      <text:p text:style-name="Standard">char item,x,y,j,res='0';</text:p>
      <text:p text:style-name="Standard"></text:p>
      <text:p text:style-name="Standard">void push(char);</text:p>
      <text:p text:style-name="Standard">char pop(void);</text:p>
      <text:p text:style-name="Standard">int ISP(char);</text:p>
      <text:p text:style-name="Standard">int ICP(char);</text:p>
      <text:p text:style-name="Standard">int OP(char,int,int);</text:p>
      <text:p text:style-name="Standard"></text:p>
      <text:p text:style-name="Standard">struct inter</text:p>
      <text:p text:style-name="Standard">{</text:p>
      <text:p text:style-name="Standard"><text:s text:c="2"/>char operator, arg1,arg2,result;</text:p>
      <text:p text:style-name="Standard">}INTER[10];</text:p>
      <text:p text:style-name="Standard"></text:p>
      <text:p text:style-name="Standard">void main()</text:p>
      <text:p text:style-name="Standard">{ </text:p>
      <text:p text:style-name="Standard"><text:s text:c="2"/>int i,j,k=0,flag=0;</text:p>
      <text:p text:style-name="Standard"><text:s text:c="2"/>top=-1,max=50;</text:p>
      <text:p text:style-name="Standard"><text:s text:c="2"/></text:p>
      <text:p text:style-name="Standard"><text:s text:c="2"/>printf("\n Enter the Infix expression : ");</text:p>
      <text:p text:style-name="Standard"><text:s text:c="2"/>scanf("%s",A1);</text:p>
      <text:p text:style-name="Standard"></text:p>
      <text:p text:style-name="Standard"><text:s text:c="2"/>for(i=0;A1[i]!='\0';i++)</text:p>
      <text:p text:style-name="Standard"><text:s text:c="4"/>{</text:p>
      <text:p text:style-name="Standard"><text:s text:c="6"/>if(A1[i]=='=')</text:p>
      <text:p text:style-name="Standard"><text:tab/>break;<text:tab/></text:p>
      <text:p text:style-name="Standard"><text:s text:c="4"/>}</text:p>
      <text:p text:style-name="Standard"></text:p>
      <text:p text:style-name="Standard"><text:s text:c="2"/>if(A1[i]!='=')</text:p>
      <text:p text:style-name="Standard"><text:s text:c="4"/>strcpy(A,A1);</text:p>
      <text:p text:style-name="Standard"><text:s text:c="2"/>else</text:p>
      <text:p text:style-name="Standard"><text:s text:c="4"/>{</text:p>
      <text:p text:style-name="Standard"><text:s text:c="6"/>flag=1;</text:p>
      <text:p text:style-name="Standard"><text:s text:c="6"/>for(j=i+1;A1[j]!='\0';j++,k++)</text:p>
      <text:p text:style-name="Standard"><text:tab/>A[k]=A1[j];</text:p>
      <text:p text:style-name="Standard"><text:s text:c="6"/>A[k]='\0';</text:p>
      <text:p text:style-name="Standard"><text:s text:c="4"/>}</text:p>
      <text:p text:style-name="Standard"><text:s text:c="2"/></text:p>
      <text:p text:style-name="Standard"><text:s text:c="2"/>for(i=0;A[i]!='\0';i++);</text:p>
      <text:p text:style-name="Standard"><text:soft-page-break/><text:s text:c="2"/>A[i]=')';</text:p>
      <text:p text:style-name="Standard"><text:s text:c="2"/>A[i+1]='\0';</text:p>
      <text:p text:style-name="Standard"><text:s text:c="2"/></text:p>
      <text:p text:style-name="Standard"><text:s text:c="2"/>push('(');</text:p>
      <text:p text:style-name="Standard"><text:s text:c="2"/>i=0,j=0;</text:p>
      <text:p text:style-name="Standard"></text:p>
      <text:p text:style-name="Standard"><text:s text:c="2"/>while(top&gt;-1)</text:p>
      <text:p text:style-name="Standard"><text:s text:c="4"/>{</text:p>
      <text:p text:style-name="Standard"><text:s text:c="6"/>x=pop();</text:p>
      <text:p text:style-name="Standard"><text:s text:c="6"/>item=A[i]; <text:s text:c="2"/></text:p>
      <text:p text:style-name="Standard"><text:s text:c="6"/></text:p>
      <text:p text:style-name="Standard"><text:s text:c="6"/>if(isalpha(item))</text:p>
      <text:p text:style-name="Standard"><text:tab/>{ </text:p>
      <text:p text:style-name="Standard"><text:tab/> <text:s/>push(x);</text:p>
      <text:p text:style-name="Standard"><text:tab/> <text:s/>B[j]=item;</text:p>
      <text:p text:style-name="Standard"><text:tab/> <text:s/>i++,j++;</text:p>
      <text:p text:style-name="Standard"><text:tab/>}</text:p>
      <text:p text:style-name="Standard"><text:s text:c="6"/>else if(item==')')</text:p>
      <text:p text:style-name="Standard"><text:tab/>while(x!='(')</text:p>
      <text:p text:style-name="Standard"><text:tab/> <text:s/>{</text:p>
      <text:p text:style-name="Standard"><text:tab/> <text:s text:c="3"/>B[j]=x;</text:p>
      <text:p text:style-name="Standard"><text:tab/> <text:s text:c="3"/>i++,j++;</text:p>
      <text:p text:style-name="Standard"><text:tab/> <text:s text:c="3"/>x=pop();</text:p>
      <text:p text:style-name="Standard"><text:tab/> <text:s/>} </text:p>
      <text:p text:style-name="Standard"><text:s text:c="6"/>else if((item=='+')||(item=='-')||(item=='*')||(item=='/')||(item=='^')||(item=='('))</text:p>
      <text:p text:style-name="Standard"><text:tab/>if(ISP(x)&gt;=ICP(item))</text:p>
      <text:p text:style-name="Standard"><text:tab/> <text:s/>{</text:p>
      <text:p text:style-name="Standard"><text:tab/> <text:s text:c="3"/>while(ISP(x)&gt;=ICP(item))</text:p>
      <text:p text:style-name="Standard"><text:tab/> <text:s text:c="5"/>{</text:p>
      <text:p text:style-name="Standard"><text:tab/><text:tab/>B[j]=x;</text:p>
      <text:p text:style-name="Standard"><text:tab/><text:tab/>j++;</text:p>
      <text:p text:style-name="Standard"><text:tab/><text:tab/>x=pop();</text:p>
      <text:p text:style-name="Standard"><text:tab/> <text:s text:c="5"/>}</text:p>
      <text:p text:style-name="Standard"><text:tab/> <text:s text:c="3"/>push(x);</text:p>
      <text:p text:style-name="Standard"><text:tab/> <text:s text:c="3"/>push(item);</text:p>
      <text:p text:style-name="Standard"><text:tab/> <text:s text:c="3"/>i++;</text:p>
      <text:p text:style-name="Standard"><text:tab/> <text:s/>}</text:p>
      <text:p text:style-name="Standard"><text:tab/>else</text:p>
      <text:p text:style-name="Standard"><text:tab/> <text:s/>{</text:p>
      <text:p text:style-name="Standard"><text:tab/> <text:s text:c="3"/>push(x);</text:p>
      <text:p text:style-name="Standard"><text:tab/> <text:s text:c="3"/>push(item);</text:p>
      <text:p text:style-name="Standard"><text:tab/> <text:s text:c="3"/>i++;</text:p>
      <text:p text:style-name="Standard"><text:tab/> <text:s/>}<text:tab/> </text:p>
      <text:p text:style-name="Standard"><text:s text:c="4"/>}</text:p>
      <text:p text:style-name="Standard"><text:s text:c="2"/>B[j]='\0';</text:p>
      <text:p text:style-name="Standard"><text:s text:c="2"/>printf("\n The Postfix expression is :- ");</text:p>
      <text:p text:style-name="Standard"><text:s text:c="2"/>if(flag==1)</text:p>
      <text:p text:style-name="Standard"><text:s text:c="4"/>printf("%c%s=",A1[0],B);</text:p>
      <text:p text:style-name="Standard"><text:s text:c="2"/>else</text:p>
      <text:p text:style-name="Standard"><text:soft-page-break/><text:s text:c="4"/>printf("%s",B);</text:p>
      <text:p text:style-name="Standard"></text:p>
      <text:p text:style-name="Standard"><text:s text:c="2"/>top=-1; <text:s/></text:p>
      <text:p text:style-name="Standard"><text:s text:c="2"/>n=0,i=0;</text:p>
      <text:p text:style-name="Standard"><text:s text:c="2"/></text:p>
      <text:p text:style-name="Standard"><text:s text:c="2"/>for(i=0;B[i]!='\0';i++);</text:p>
      <text:p text:style-name="Standard"><text:s text:c="2"/></text:p>
      <text:p text:style-name="Standard"><text:s text:c="2"/>if(flag==1)</text:p>
      <text:p text:style-name="Standard"><text:s text:c="4"/>{</text:p>
      <text:p text:style-name="Standard"><text:s text:c="6"/>push(A1[0]);</text:p>
      <text:p text:style-name="Standard"><text:s text:c="6"/>B[i]='=';</text:p>
      <text:p text:style-name="Standard"><text:s text:c="6"/>B[i+1]='#';</text:p>
      <text:p text:style-name="Standard"><text:s text:c="6"/>B[i+2]='\0';</text:p>
      <text:p text:style-name="Standard"><text:s text:c="4"/>}</text:p>
      <text:p text:style-name="Standard"><text:s text:c="2"/>else</text:p>
      <text:p text:style-name="Standard"><text:s text:c="4"/>{</text:p>
      <text:p text:style-name="Standard"><text:s text:c="6"/>B[i]='#';</text:p>
      <text:p text:style-name="Standard"><text:s text:c="6"/>B[i+1]='\0';</text:p>
      <text:p text:style-name="Standard"><text:s text:c="4"/>}</text:p>
      <text:p text:style-name="Standard"></text:p>
      <text:p text:style-name="Standard"><text:s text:c="2"/>i=0;</text:p>
      <text:p text:style-name="Standard"><text:s text:c="2"/></text:p>
      <text:p text:style-name="Standard"><text:s text:c="2"/>while(B[i]!='#')</text:p>
      <text:p text:style-name="Standard"><text:s text:c="4"/>{</text:p>
      <text:p text:style-name="Standard"><text:s text:c="6"/>if(isalpha(B[i]))</text:p>
      <text:p text:style-name="Standard"><text:tab/>{</text:p>
      <text:p text:style-name="Standard"><text:tab/> <text:s/>push(B[i]);</text:p>
      <text:p text:style-name="Standard"><text:tab/> <text:s/>i++;</text:p>
      <text:p text:style-name="Standard"><text:tab/>}</text:p>
      <text:p text:style-name="Standard"><text:s text:c="6"/>if((B[i]=='+')||(B[i]=='-')||(B[i]=='*')||(B[i]=='/')||(B[i]=='^')||B[i]=='=')</text:p>
      <text:p text:style-name="Standard"><text:tab/>{</text:p>
      <text:p text:style-name="Standard"><text:tab/> <text:s/>if(B[i]=='=')</text:p>
      <text:p text:style-name="Standard"><text:tab/> <text:s text:c="3"/>{</text:p>
      <text:p text:style-name="Standard"><text:tab/> <text:s text:c="5"/>x=pop();</text:p>
      <text:p text:style-name="Standard"><text:tab/> <text:s text:c="5"/>y=pop();</text:p>
      <text:p text:style-name="Standard"><text:tab/> <text:s text:c="5"/>INTER[num].operator=B[i];</text:p>
      <text:p text:style-name="Standard"><text:tab/> <text:s text:c="5"/>INTER[num].arg1=x;</text:p>
      <text:p text:style-name="Standard"><text:tab/> <text:s text:c="5"/>INTER[num].arg2=' ';</text:p>
      <text:p text:style-name="Standard"><text:tab/> <text:s text:c="5"/>INTER[num].result=y;</text:p>
      <text:p text:style-name="Standard"><text:tab/> <text:s text:c="5"/>num++;</text:p>
      <text:p text:style-name="Standard"><text:tab/> <text:s text:c="5"/>i++;</text:p>
      <text:p text:style-name="Standard"><text:tab/> <text:s text:c="3"/>}</text:p>
      <text:p text:style-name="Standard"><text:tab/> <text:s/>else</text:p>
      <text:p text:style-name="Standard"><text:tab/> <text:s text:c="3"/>{</text:p>
      <text:p text:style-name="Standard"><text:tab/> <text:s text:c="5"/>x=pop();<text:tab/><text:tab/><text:tab/> </text:p>
      <text:p text:style-name="Standard"><text:tab/> <text:s text:c="5"/>y=pop();</text:p>
      <text:p text:style-name="Standard"><text:tab/> <text:s text:c="5"/>INTER[num].operator=B[i];</text:p>
      <text:p text:style-name="Standard"><text:tab/> <text:s text:c="5"/>INTER[num].arg1=y;</text:p>
      <text:p text:style-name="Standard"><text:tab/> <text:s text:c="5"/>INTER[num].arg2=x;</text:p>
      <text:p text:style-name="Standard"><text:soft-page-break/><text:tab/> <text:s text:c="5"/>INTER[num].result=res;</text:p>
      <text:p text:style-name="Standard"><text:tab/> <text:s text:c="5"/>res++;</text:p>
      <text:p text:style-name="Standard"><text:tab/> <text:s text:c="5"/>push(INTER[num].result);</text:p>
      <text:p text:style-name="Standard"><text:tab/> <text:s text:c="5"/>num++;</text:p>
      <text:p text:style-name="Standard"><text:tab/> <text:s text:c="5"/>i++;</text:p>
      <text:p text:style-name="Standard"><text:tab/> <text:s text:c="3"/>}</text:p>
      <text:p text:style-name="Standard"><text:tab/>}</text:p>
      <text:p text:style-name="Standard"><text:s text:c="4"/>}</text:p>
      <text:p text:style-name="Standard"><text:s text:c="2"/></text:p>
      <text:p text:style-name="Standard"></text:p>
      <text:p text:style-name="Standard"><text:s text:c="2"/>printf("\n Output :\n Op\tArg1\tArg2\tResult\n --\t----\t----\t------\n");</text:p>
      <text:p text:style-name="Standard"><text:s text:c="2"/>for(i=0;i&lt;num;i++)</text:p>
      <text:p text:style-name="Standard"><text:s text:c="4"/>{</text:p>
      <text:p text:style-name="Standard"><text:s text:c="6"/>printf(" %c",INTER[i].operator);</text:p>
      <text:p text:style-name="Standard"><text:s text:c="6"/>if(isdigit(INTER[i].arg1))</text:p>
      <text:p text:style-name="Standard"><text:tab/>printf("\tt%c",INTER[i].arg1);</text:p>
      <text:p text:style-name="Standard"><text:s text:c="6"/>else</text:p>
      <text:p text:style-name="Standard"><text:tab/>printf("\t%c",INTER[i].arg1);</text:p>
      <text:p text:style-name="Standard"><text:s text:c="6"/>if(isdigit(INTER[i].arg2))</text:p>
      <text:p text:style-name="Standard"><text:tab/>printf("\tt%c",INTER[i].arg2);</text:p>
      <text:p text:style-name="Standard"><text:s text:c="6"/>else</text:p>
      <text:p text:style-name="Standard"><text:tab/>printf("\t%c",INTER[i].arg2);</text:p>
      <text:p text:style-name="Standard"><text:s text:c="6"/>if(isdigit(INTER[i].result))</text:p>
      <text:p text:style-name="Standard"><text:tab/>printf("\tt%c\n",INTER[i].result);</text:p>
      <text:p text:style-name="Standard"><text:s text:c="6"/>else</text:p>
      <text:p text:style-name="Standard"><text:tab/>printf("\t%c\n",INTER[i].result);</text:p>
      <text:p text:style-name="Standard"><text:s text:c="4"/>} </text:p>
      <text:p text:style-name="Standard"><text:s text:c="2"/>printf("\n"); </text:p>
      <text:p text:style-name="Standard">}</text:p>
      <text:p text:style-name="Standard"></text:p>
      <text:p text:style-name="Standard">int ISP(char a)</text:p>
      <text:p text:style-name="Standard">{ </text:p>
      <text:p text:style-name="Standard"><text:s text:c="2"/>if(a=='^')</text:p>
      <text:p text:style-name="Standard"><text:s text:c="4"/>return(3);</text:p>
      <text:p text:style-name="Standard"><text:s text:c="2"/>if((a=='*')||(a=='/'))</text:p>
      <text:p text:style-name="Standard"><text:s text:c="4"/>return(2);</text:p>
      <text:p text:style-name="Standard"><text:s text:c="2"/>if((a=='+')||(a=='-'))</text:p>
      <text:p text:style-name="Standard"><text:s text:c="4"/>return(1);</text:p>
      <text:p text:style-name="Standard"><text:s text:c="2"/>if(a=='(')</text:p>
      <text:p text:style-name="Standard"><text:s text:c="4"/>return(0);</text:p>
      <text:p text:style-name="Standard">}</text:p>
      <text:p text:style-name="Standard"></text:p>
      <text:p text:style-name="Standard">int ICP(char a)</text:p>
      <text:p text:style-name="Standard">{</text:p>
      <text:p text:style-name="Standard"><text:s text:c="2"/>if(a=='^')</text:p>
      <text:p text:style-name="Standard"><text:s text:c="4"/>return(4);</text:p>
      <text:p text:style-name="Standard"><text:s text:c="2"/>if((a=='*')||(a=='/'))</text:p>
      <text:p text:style-name="Standard"><text:s text:c="4"/>return(2);</text:p>
      <text:p text:style-name="Standard"><text:s text:c="2"/>if((a=='+')||(a=='-'))</text:p>
      <text:p text:style-name="Standard"><text:soft-page-break/><text:s text:c="4"/>return(1);</text:p>
      <text:p text:style-name="Standard"><text:s text:c="2"/>if(a=='(')</text:p>
      <text:p text:style-name="Standard"><text:s text:c="4"/>return(4);</text:p>
      <text:p text:style-name="Standard">}</text:p>
      <text:p text:style-name="Standard"></text:p>
      <text:p text:style-name="Standard">void push(char a)</text:p>
      <text:p text:style-name="Standard">{</text:p>
      <text:p text:style-name="Standard"><text:s text:c="2"/>top++;</text:p>
      <text:p text:style-name="Standard"><text:s text:c="2"/>S[top]=a; <text:s text:c="5"/></text:p>
      <text:p text:style-name="Standard">}</text:p>
      <text:p text:style-name="Standard"></text:p>
      <text:p text:style-name="Standard">char pop(void)</text:p>
      <text:p text:style-name="Standard">{</text:p>
      <text:p text:style-name="Standard"><text:s text:c="2"/>char a;</text:p>
      <text:p text:style-name="Standard"><text:s text:c="2"/>a=S[top];</text:p>
      <text:p text:style-name="Standard"><text:s text:c="2"/>top--;</text:p>
      <text:p text:style-name="Standard"><text:s text:c="2"/>return(a); <text:s text:c="3"/></text:p>
      <text:p text:style-name="Standard">}</text:p>
      <text:p text:style-name="Standard"/>
      <text:p text:style-name="Standard"/>
      <text:p text:style-name="Standard"/>
      <text:p text:style-name="P1">OUTPUT</text:p>
      <text:p text:style-name="Standard">57613@user:/mnt/42813/compiler/intermediate$ ./a.out</text:p>
      <text:p text:style-name="Standard"></text:p>
      <text:p text:style-name="Standard"><text:s/>Enter the Infix expression : a=b+c*b+c</text:p>
      <text:p text:style-name="Standard"></text:p>
      <text:p text:style-name="Standard"><text:s/>The Postfix expression is :- abcb*+c+=</text:p>
      <text:p text:style-name="Standard"><text:s/>Output :</text:p>
      <text:p text:style-name="Standard"><text:s/>Op<text:tab/>Arg1<text:tab/>Arg2<text:tab/>Result</text:p>
      <text:p text:style-name="Standard"><text:s/>--<text:tab/>----<text:tab/>----<text:tab/>------</text:p>
      <text:p text:style-name="Standard"><text:s/>*<text:tab/>c<text:tab/>b<text:tab/>t0</text:p>
      <text:p text:style-name="Standard"><text:s/>+<text:tab/>b<text:tab/>t0<text:tab/>t1</text:p>
      <text:p text:style-name="Standard"><text:s/>+<text:tab/>t1<text:tab/>c<text:tab/>t2</text:p>
      <text:p text:style-name="Standard"><text:s/>=<text:tab/>t2<text:tab/> <text:tab/>a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N</meta:initial-creator>
    <meta:creation-date>2016-10-31T08:11:09</meta:creation-date>
    <dc:date>2016-10-31T08:16:22</dc:date>
    <dc:creator>MOHAMMED N</dc:creator>
    <meta:editing-duration>P0D</meta:editing-duration>
    <meta:editing-cycles>1</meta:editing-cycles>
    <meta:document-statistic meta:table-count="0" meta:image-count="0" meta:object-count="0" meta:page-count="5" meta:paragraph-count="226" meta:word-count="282" meta:character-count="3436" meta:non-whitespace-character-count="2471"/>
    <meta:generator>LibreOffice/3.5$Linux_X86_64 LibreOffice_project/350m1$Build-2</meta:generator>
  </office:meta>
</office:document-meta>
</file>